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8A0000036D1F59F19F8AAA07AA.png" manifest:media-type="image/png"/>
  <manifest:file-entry manifest:full-path="Pictures/100000000000068C00000272BCF038D9D13BD134.png" manifest:media-type="image/png"/>
  <manifest:file-entry manifest:full-path="Pictures/100000000000068D0000039014E041C32A6C1580.png" manifest:media-type="image/png"/>
  <manifest:file-entry manifest:full-path="Pictures/10000000000003D100000253399880CBC35405F4.png" manifest:media-type="image/png"/>
  <manifest:file-entry manifest:full-path="Pictures/100002010000045F000003009269601C6689E6F6.png" manifest:media-type="image/png"/>
  <manifest:file-entry manifest:full-path="Pictures/1000020100000520000000CCB7BD96EA75538DE0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fo:min-height="1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esentación días 1 y 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8cm" svg:height="15.749cm" svg:x="0cm" svg:y="0cm">
          <draw:image xlink:href="Pictures/100002010000045F000003009269601C6689E6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3" draw:layer="layout" svg:width="25.849cm" svg:height="15.742cm" svg:x="0.567cm" svg:y="0.008cm">
          <draw:image xlink:href="Pictures/10000000000003D100000253399880CBC35405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7.999cm" svg:height="15.75cm" svg:x="0.001cm" svg:y="0cm">
          <draw:image xlink:href="Pictures/100000000000068D0000039014E041C32A6C15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27.999cm" svg:height="14.668cm" svg:x="0.001cm" svg:y="0cm">
          <draw:image xlink:href="Pictures/100002010000068A0000036D1F59F19F8AAA07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2" draw:layer="layout" svg:width="27.999cm" svg:height="10.457cm" svg:x="0.001cm" svg:y="2.794cm">
          <draw:image xlink:href="Pictures/100000000000068C00000272BCF038D9D13BD1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B7BD96EA75538DE0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0T13:36:25.656787939</meta:creation-date>
    <meta:editing-duration>PT40S</meta:editing-duration>
    <meta:editing-cycles>2</meta:editing-cycles>
    <meta:generator>LibreOffice/7.0.2.2$Linux_X86_64 LibreOffice_project/8349ace3c3162073abd90d81fd06dcfb6b36b994</meta:generator>
    <dc:date>2020-12-10T13:37:00.759558777</dc:date>
    <meta:document-statistic meta:object-count="51"/>
  </office:meta>
</office:document-meta>
</file>